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Neue" svg:font-family="HelveticaNeu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6583in"/>
    </style:style>
    <style:style style:name="co5" style:family="table-column">
      <style:table-column-properties fo:break-before="auto" style:column-width="0.5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b2b2b2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Example</text:p>
          </table:table-cell>
          <table:table-cell office:value-type="string" calcext:value-type="string">
            <text:p>pack voltage</text:p>
            <text:p>(volts)</text:p>
          </table:table-cell>
          <table:table-cell office:value-type="string" calcext:value-type="string">
            <text:p>pack current</text:p>
            <text:p>(amps)</text:p>
          </table:table-cell>
          <table:table-cell office:value-type="string" calcext:value-type="string">
            <text:p>Expected</text:p>
            <text:p>Vspoof (V)</text:p>
          </table:table-cell>
          <table:table-cell office:value-type="string" calcext:value-type="string">
            <text:p>CPU Result</text:p>
            <text:p>Vspoof (V)*</text:p>
          </table:table-cell>
          <table:table-cell/>
          <table:table-cell office:value-type="string" calcext:value-type="string">
            <text:p>op1:</text:p>
          </table:table-cell>
          <table:table-cell table:number-columns-repeated="2"/>
          <table:table-cell office:value-type="string" calcext:value-type="string">
            <text:p>Exact </text:p>
            <text:p>Equation**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table:formula="of:=[.G3]/256" office:value-type="float" office:value="125.1171875" calcext:value-type="float">
            <text:p>125</text:p>
          </table:table-cell>
          <table:table-cell/>
          <table:table-cell table:formula="of:=([.B3]*([.$B$23]-[.C3])+[.$B$24]*[.C3]+[.$B$25])" office:value-type="float" office:value="32030" calcext:value-type="float">
            <text:p>32030</text:p>
          </table:table-cell>
          <table:table-cell table:number-columns-repeated="2"/>
          <table:table-cell table:formula="of:=([.B3]*1000*(0.666-[.C3]/215) + 614*[.C3]+32000)/1000" office:value-type="float" office:value="120.779069767442" calcext:value-type="float">
            <text:p>12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formula="of:=[.G4]/256" office:value-type="float" office:value="155.1953125" calcext:value-type="float">
            <text:p>155</text:p>
          </table:table-cell>
          <table:table-cell/>
          <table:table-cell table:formula="of:=([.B4]*([.$B$23]-[.C4])+[.$B$24]*[.C4]+[.$B$25])" office:value-type="float" office:value="39730" calcext:value-type="float">
            <text:p>39730</text:p>
          </table:table-cell>
          <table:table-cell table:number-columns-repeated="2"/>
          <table:table-cell table:formula="of:=([.B4]*1000*(0.666-[.C4]/215) + 614*[.C4]+32000)/1000" office:value-type="float" office:value="158.54" calcext:value-type="float">
            <text:p>15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-75" calcext:value-type="float">
            <text:p>-75</text:p>
          </table:table-cell>
          <table:table-cell office:value-type="float" office:value="179" calcext:value-type="float">
            <text:p>179</text:p>
          </table:table-cell>
          <table:table-cell table:formula="of:=[.G5]/256" office:value-type="float" office:value="171.30859375" calcext:value-type="float">
            <text:p>171</text:p>
          </table:table-cell>
          <table:table-cell/>
          <table:table-cell table:formula="of:=([.B5]*([.$B$23]-[.C5])+[.$B$24]*[.C5]+[.$B$25])" office:value-type="float" office:value="43855" calcext:value-type="float">
            <text:p>43855</text:p>
          </table:table-cell>
          <table:table-cell table:number-columns-repeated="2"/>
          <table:table-cell table:formula="of:=([.B5]*1000*(0.666-[.C5]/215) + 614*[.C5]+32000)/1000" office:value-type="float" office:value="178.769069767442" calcext:value-type="float">
            <text:p>1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table:formula="of:=[.G6]/256" office:value-type="float" office:value="120.265625" calcext:value-type="float">
            <text:p>120</text:p>
          </table:table-cell>
          <table:table-cell/>
          <table:table-cell table:formula="of:=([.B6]*([.$B$23]-[.C6])+[.$B$24]*[.C6]+[.$B$25])" office:value-type="float" office:value="30788" calcext:value-type="float">
            <text:p>30788</text:p>
          </table:table-cell>
          <table:table-cell table:number-columns-repeated="2"/>
          <table:table-cell table:formula="of:=([.B6]*1000*(0.666-[.C6]/215) + 614*[.C6]+32000)/1000" office:value-type="float" office:value="120.096558139535" calcext:value-type="float">
            <text:p>12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G7]/256" office:value-type="float" office:value="125.1875" calcext:value-type="float">
            <text:p>125</text:p>
          </table:table-cell>
          <table:table-cell/>
          <table:table-cell table:formula="of:=([.B7]*([.$B$23]-[.C7])+[.$B$24]*[.C7]+[.$B$25])" office:value-type="float" office:value="32048" calcext:value-type="float">
            <text:p>32048</text:p>
          </table:table-cell>
          <table:table-cell table:number-columns-repeated="2"/>
          <table:table-cell table:formula="of:=([.B7]*1000*(0.666-[.C7]/215) + 614*[.C7]+32000)/1000" office:value-type="float" office:value="127.904" calcext:value-type="float">
            <text:p>12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44" calcext:value-type="float">
            <text:p>144</text:p>
          </table:table-cell>
          <table:table-cell office:value-type="float" office:value="-75" calcext:value-type="float">
            <text:p>-75</text:p>
          </table:table-cell>
          <table:table-cell office:value-type="float" office:value="132" calcext:value-type="float">
            <text:p>132</text:p>
          </table:table-cell>
          <table:table-cell table:formula="of:=[.G8]/256" office:value-type="float" office:value="127.82421875" calcext:value-type="float">
            <text:p>128</text:p>
          </table:table-cell>
          <table:table-cell/>
          <table:table-cell table:formula="of:=([.B8]*([.$B$23]-[.C8])+[.$B$24]*[.C8]+[.$B$25])" office:value-type="float" office:value="32723" calcext:value-type="float">
            <text:p>32723</text:p>
          </table:table-cell>
          <table:table-cell table:number-columns-repeated="2"/>
          <table:table-cell table:formula="of:=([.B8]*1000*(0.666-[.C8]/215) + 614*[.C8]+32000)/1000" office:value-type="float" office:value="132.086558139535" calcext:value-type="float">
            <text:p>13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**Exact equ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ofedVoltage_mV = vPackActual_mV * ( 2 / 3 - actualCurrent_A / 215 ) + 614 * actualCurrent_A + 32,000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*CPU optimized Equation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ofedVoltage_V = ((vPackActual_V * (167 - actualCurrent_A) + 154 * actualCurrent_A + 8,000) &gt;&gt; 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p1: <text:s text:c="24"/>(vPackActual_V * (167 – actualCurrent_A) + 154 * actualCurrent_A + 80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1(magic numbers) <text:s/>(vPackActual_V * (AA – actualCurrent_A) + BB * actualCurrent_A + 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Spoof: <text:s text:c="21"/>op1 <text:s text:c="102"/>&gt;&gt;8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ptimized</text:p>
          </table:table-cell>
          <table:table-cell table:style-name="ce1" office:value-type="string" calcext:value-type="string">
            <text:p>calcula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A:</text:p>
          </table:table-cell>
          <table:table-cell office:value-type="float" office:value="167" calcext:value-type="float">
            <text:p>167</text:p>
          </table:table-cell>
          <table:table-cell table:style-name="ce1"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: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:</text:p>
          </table:table-cell>
          <table:table-cell office:value-type="float" office:value="8000" calcext:value-type="float">
            <text:p>8000</text:p>
          </table:table-cell>
          <table:table-cell table:style-name="ce1"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: The equation should be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ofedVoltage_V = ((vPackActual_V * (167 - actualCurrent_A) + 135 * actualCurrent_A + 8,000) &gt;&gt; 8</text:p>
          </table:table-cell>
          <table:table-cell table:number-columns-repeated="9"/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Neue" svg:font-family="HelveticaNeu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3T00:18:51.339130233</meta:creation-date>
    <dc:date>2021-09-03T01:51:31.567929224</dc:date>
    <meta:editing-duration>PT40M17S</meta:editing-duration>
    <meta:editing-cycles>4</meta:editing-cycles>
    <meta:generator>LibreOffice/7.0.6.2$MacOSX_X86_64 LibreOffice_project/144abb84a525d8e30c9dbbefa69cbbf2d8d4ae3b</meta:generator>
    <meta:document-statistic meta:table-count="1" meta:cell-count="69" meta:object-count="0"/>
  </office:meta>
</office:document-meta>
</file>